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786611" officeooo:paragraph-rsid="00786611"/>
    </style:style>
    <style:style style:name="P3" style:family="paragraph" style:parent-style-name="Standard">
      <style:text-properties officeooo:paragraph-rsid="007f3858"/>
    </style:style>
    <style:style style:name="P4" style:family="paragraph" style:parent-style-name="Text_20_body">
      <style:text-properties fo:color="#3465a4" officeooo:rsid="005843fd" officeooo:paragraph-rsid="007868f7"/>
    </style:style>
    <style:style style:name="P5" style:family="paragraph" style:parent-style-name="Text_20_body">
      <style:text-properties fo:color="#3465a4" officeooo:rsid="007868f7" officeooo:paragraph-rsid="007868f7"/>
    </style:style>
    <style:style style:name="P6" style:family="paragraph" style:parent-style-name="Text_20_body">
      <style:text-properties fo:color="#3465a4" officeooo:rsid="007a4f3e" officeooo:paragraph-rsid="0082dad0"/>
    </style:style>
    <style:style style:name="P7" style:family="paragraph" style:parent-style-name="Text_20_body">
      <style:text-properties fo:color="#3465a4" officeooo:rsid="007bf6f5" officeooo:paragraph-rsid="007bf6f5"/>
    </style:style>
    <style:style style:name="P8" style:family="paragraph" style:parent-style-name="Text_20_body">
      <style:text-properties fo:color="#3465a4" officeooo:rsid="007bf6f5" officeooo:paragraph-rsid="007f3858"/>
    </style:style>
    <style:style style:name="P9" style:family="paragraph" style:parent-style-name="Text_20_body">
      <style:text-properties fo:color="#3465a4" officeooo:rsid="007dd0e3" officeooo:paragraph-rsid="007dd0e3"/>
    </style:style>
    <style:style style:name="P10" style:family="paragraph" style:parent-style-name="Text_20_body">
      <style:text-properties officeooo:paragraph-rsid="007f3858"/>
    </style:style>
    <style:style style:name="P11" style:family="paragraph" style:parent-style-name="Text_20_body">
      <style:text-properties officeooo:paragraph-rsid="0080f79b"/>
    </style:style>
    <style:style style:name="P12" style:family="paragraph" style:parent-style-name="Text_20_body">
      <style:text-properties fo:color="#3465a4" officeooo:rsid="007bd6c2" officeooo:paragraph-rsid="007bd6c2"/>
    </style:style>
    <style:style style:name="P13" style:family="paragraph" style:parent-style-name="Text_20_body">
      <style:text-properties fo:color="#3465a4" officeooo:rsid="007dd0e3" officeooo:paragraph-rsid="007f3858"/>
    </style:style>
    <style:style style:name="T1" style:family="text">
      <style:text-properties fo:color="#3465a4" officeooo:rsid="007dd0e3"/>
    </style:style>
    <style:style style:name="T2" style:family="text">
      <style:text-properties fo:color="#3465a4" officeooo:rsid="007cfcbf"/>
    </style:style>
    <style:style style:name="T3" style:family="text">
      <style:text-properties fo:color="#3465a4" officeooo:rsid="007a4f3e"/>
    </style:style>
    <style:style style:name="T4" style:family="text">
      <style:text-properties fo:color="#3465a4" officeooo:rsid="007bf6f5"/>
    </style:style>
    <style:style style:name="T5" style:family="text">
      <style:text-properties officeooo:rsid="007dd0e3"/>
    </style:style>
    <style:style style:name="T6" style:family="text">
      <style:text-properties officeooo:rsid="0084b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tiff hinges</text:p>
      <text:p text:style-name="P4"><text:span text:style-name="T6">FIXME still researching</text:span> </text:p>
      <text:p text:style-name="P12"/>
      <text:p text:style-name="P12">these are even adjustable</text:p>
      <text:p text:style-name="P6"><text:a xlink:type="simple" xlink:href="http://uk.rs-online.com/web/p/hinges/7729638/" text:style-name="Internet_20_link" text:visited-style-name="Visited_20_Internet_20_Link"><text:span text:style-name="T5">http://uk.rs-online.com/web/p/hinges/7729638/</text:span></text:a><text:span text:style-name="T5"> <text:s/></text:span><text:bookmark text:name="j_id2689:tb"/><text:bookmark text:name="j_id2689"/><text:span text:style-name="T5">Fixing Hole Size 5.2mm</text:span></text:p>
      <text:p text:style-name="P11"><text:a xlink:type="simple" xlink:href="http://uk.rs-online.com/web/p/hinges/7729632/" text:style-name="Internet_20_link" text:visited-style-name="Visited_20_Internet_20_Link">http://uk.rs-online.com/web/p/hinges/7729632/</text:a><text:span text:style-name="T3"> <text:s/></text:span><text:span text:style-name="T4"><text:s/></text:span><text:span text:style-name="T1">Fixing Hole Size </text:span>5.2mm</text:p>
      <text:p text:style-name="P8"><text:a xlink:type="simple" xlink:href="http://uk.rs-online.com/web/p/hinges/7729644/" text:style-name="Internet_20_link" text:visited-style-name="Visited_20_Internet_20_Link">http://uk.rs-online.com/web/p/hinges/7729644/</text:a> <text:s/><text:span text:style-name="T5">Fixing Hole Size <text:s/></text:span>5.5mm</text:p>
      <text:p text:style-name="P10"><text:a xlink:type="simple" xlink:href="http://uk.rs-online.com/web/p/hinges/7729641/" text:style-name="Internet_20_link" text:visited-style-name="Visited_20_Internet_20_Link">http://uk.rs-online.com/web/p/hinges/7729641/</text:a><text:span text:style-name="T2"> <text:s/></text:span><text:span text:style-name="T1">Fixing Hole Size <text:s/></text:span>5.5mm</text:p>
      <text:p text:style-name="P13"/>
      <text:p text:style-name="P3"/>
      <text:p text:style-name="P9"/>
      <text:p text:style-name="P7"/>
      <text:p text:style-name="P5"/>
      <text:p text:style-name="P5">Laptop hinges </text:p>
      <text:p text:style-name="P5"><text:a xlink:type="simple" xlink:href="http://www.ebay.co.uk/bhp/laptop-hinges" text:style-name="Internet_20_link" text:visited-style-name="Visited_20_Internet_20_Link">http://www.ebay.co.uk/bhp/laptop-hinges</text:a> </text:p>
      <text:p text:style-name="P5"><text:a xlink:type="simple" xlink:href="https://hardforum.com/threads/where-to-get-stiff-hinges.1005042/" text:style-name="Internet_20_link" text:visited-style-name="Visited_20_Internet_20_Link">https://hardforum.com/threads/where-to-get-stiff-hinges.1005042/</text:a> </text:p>
      <text:p text:style-name="P5"><text:a xlink:type="simple" xlink:href="https://answers.yahoo.com/question/index?qid=20100707224018AAb6aFg" text:style-name="Internet_20_link" text:visited-style-name="Visited_20_Internet_20_Link">https://answers.yahoo.com/question/index?qid=20100707224018AAb6aFg</text:a> </text:p>
      <text:p text:style-name="P5">Stayput hinges</text:p>
      <text:p text:style-name="P5"><text:a xlink:type="simple" xlink:href="https://usercontent2.hubstatic.com/650804_f260.jpg" text:style-name="Internet_20_link" text:visited-style-name="Visited_20_Internet_20_Link">https://usercontent2.hubstatic.com/650804_f260.jp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7T21:05:32.265882453</dc:date>
    <meta:editing-duration>PT4H2S</meta:editing-duration>
    <meta:editing-cycles>120</meta:editing-cycles>
    <meta:document-statistic meta:table-count="0" meta:image-count="0" meta:object-count="0" meta:page-count="1" meta:paragraph-count="14" meta:word-count="38" meta:character-count="602" meta:non-whitespace-character-count="565"/>
  </office:meta>
</office:document-meta>
</file>